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7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4" table:default-cell-style-name="ce5"/>
        <table:table-column table:style-name="co1" table:default-cell-style-name="ce7"/>
        <table:table-column table:style-name="co1" table:default-cell-style-name="ce8"/>
        <table:table-column table:style-name="co1" table:number-columns-repeated="4" table:default-cell-style-name="Default"/>
        <table:table-row table:style-name="ro1">
          <table:table-cell/>
          <table:table-cell table:style-name="ce1" office:value-type="string" calcext:value-type="string" table:number-columns-spanned="9" table:number-rows-spanned="1">
            <text:p>Coeficiente de descarga de hidrantes</text:p>
          </table:table-cell>
          <table:covered-table-cell table:style-name="ce2"/>
          <table:covered-table-cell table:style-name="ce6"/>
          <table:covered-table-cell table:style-name="ce2"/>
          <table:covered-table-cell table:number-columns-repeated="2" table:style-name="ce6"/>
          <table:covered-table-cell table:number-columns-repeated="3"/>
          <table:table-cell/>
        </table:table-row>
        <table:table-row table:style-name="ro2">
          <table:table-cell/>
          <table:table-cell table:style-name="ce2" office:value-type="string" calcext:value-type="string">
            <text:p>P=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bar</text:p>
          </table:table-cell>
          <table:table-cell table:style-name="ce2" table:formula="of:=10.1972*[.C2]" office:value-type="float" office:value="30.5916" calcext:value-type="float">
            <text:p>30,5916</text:p>
          </table:table-cell>
          <table:table-cell table:style-name="ce6" office:value-type="string" calcext:value-type="string">
            <text:p>m</text:p>
          </table:table-cell>
          <table:table-cell table:style-name="ce6"/>
          <table:table-cell table:number-columns-repeated="4"/>
        </table:table-row>
        <table:table-row table:style-name="ro2">
          <table:table-cell/>
          <table:table-cell table:style-name="ce3" table:number-columns-repeated="6"/>
          <table:table-cell table:number-columns-repeated="4"/>
        </table:table-row>
        <table:table-row table:style-name="ro3">
          <table:table-cell/>
          <table:table-cell table:style-name="ce4" office:value-type="string" calcext:value-type="string">
            <text:p>Cantidad</text:p>
          </table:table-cell>
          <table:table-cell table:style-name="ce4" office:value-type="string" calcext:value-type="string">
            <text:p>D[mm]</text:p>
          </table:table-cell>
          <table:table-cell table:style-name="ce4" office:value-type="string" calcext:value-type="string">
            <text:p>D [in]</text:p>
          </table:table-cell>
          <table:table-cell table:style-name="ce4" office:value-type="string" calcext:value-type="string">
            <text:p>Kv</text:p>
            <text:p>[m3/h] [bar]</text:p>
          </table:table-cell>
          <table:table-cell table:style-name="ce4" office:value-type="string" calcext:value-type="string">
            <text:p>Kv’</text:p>
            <text:p>[m³/s] [mca]</text:p>
          </table:table-cell>
          <table:table-cell table:style-name="ce3"/>
          <table:table-cell office:value-type="string" calcext:value-type="string">
            <text:p>Q[m3/h]</text:p>
          </table:table-cell>
          <table:table-cell office:value-type="string" calcext:value-type="string">
            <text:p>Q[m³/s]</text:p>
          </table:table-cell>
          <table:table-cell office:value-type="string" calcext:value-type="string">
            <text:p>Q check</text:p>
          </table:table-cell>
          <table:table-cell office:value-type="string" calcext:value-type="string">
            <text:p>Q [l/s]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formula="of:=[.I5]/SQRT([.$E$2])" office:value-type="float" office:value="0.00287058869688685" calcext:value-type="float">
            <text:p>2,871E-03</text:p>
          </table:table-cell>
          <table:table-cell/>
          <table:table-cell table:formula="of:=SQRT([.$C$2])*[.E5]" office:value-type="float" office:value="57.1576766497729" calcext:value-type="float">
            <text:p>57,1576766497729</text:p>
          </table:table-cell>
          <table:table-cell table:formula="of:=[.H5]/3600" office:value-type="float" office:value="0.0158771324027147" calcext:value-type="float">
            <text:p>0,015877132402715</text:p>
          </table:table-cell>
          <table:table-cell table:formula="of:=[.F5]*SQRT([.$E$2])" office:value-type="float" office:value="0.0158771324027147" calcext:value-type="float">
            <text:p>0,015877132402715</text:p>
          </table:table-cell>
          <table:table-cell table:formula="of:=[.J5]*1000" office:value-type="float" office:value="15.8771324027147" calcext:value-type="float">
            <text:p>15,8771324027147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formula="of:=[.I6]/SQRT([.$E$2])" office:value-type="float" office:value="0.00574117739377371" calcext:value-type="float">
            <text:p>5,741E-03</text:p>
          </table:table-cell>
          <table:table-cell/>
          <table:table-cell table:formula="of:=SQRT([.$C$2])*[.E6]" office:value-type="float" office:value="114.315353299546" calcext:value-type="float">
            <text:p>114,315353299546</text:p>
          </table:table-cell>
          <table:table-cell table:formula="of:=[.H6]/3600" office:value-type="float" office:value="0.0317542648054294" calcext:value-type="float">
            <text:p>0,03175426480543</text:p>
          </table:table-cell>
          <table:table-cell table:formula="of:=[.F6]*SQRT([.$E$2])" office:value-type="float" office:value="0.0317542648054294" calcext:value-type="float">
            <text:p>0,03175426480543</text:p>
          </table:table-cell>
          <table:table-cell table:formula="of:=[.J6]*1000" office:value-type="float" office:value="31.7542648054294" calcext:value-type="float">
            <text:p>31,7542648054294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[.I7]/SQRT([.$E$2])" office:value-type="float" office:value="0.00695900290154389" calcext:value-type="float">
            <text:p>6,959E-03</text:p>
          </table:table-cell>
          <table:table-cell/>
          <table:table-cell table:formula="of:=SQRT([.$C$2])*[.E7]" office:value-type="float" office:value="138.56406460551" calcext:value-type="float">
            <text:p>138,56406460551</text:p>
          </table:table-cell>
          <table:table-cell table:formula="of:=[.H7]/3600" office:value-type="float" office:value="0.038490017945975" calcext:value-type="float">
            <text:p>0,038490017945975</text:p>
          </table:table-cell>
          <table:table-cell table:formula="of:=[.F7]*SQRT([.$E$2])" office:value-type="float" office:value="0.038490017945975" calcext:value-type="float">
            <text:p>0,038490017945975</text:p>
          </table:table-cell>
          <table:table-cell table:formula="of:=[.J7]*1000" office:value-type="float" office:value="38.490017945975" calcext:value-type="float">
            <text:p>38,490017945975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formula="of:=[.I8]/SQRT([.$E$2])" office:value-type="float" office:value="0.0130481304403948" calcext:value-type="float">
            <text:p>1,305E-02</text:p>
          </table:table-cell>
          <table:table-cell/>
          <table:table-cell table:formula="of:=SQRT([.$C$2])*[.E8]" office:value-type="float" office:value="259.807621135332" calcext:value-type="float">
            <text:p>259,807621135332</text:p>
          </table:table-cell>
          <table:table-cell table:formula="of:=[.H8]/3600" office:value-type="float" office:value="0.0721687836487032" calcext:value-type="float">
            <text:p>0,072168783648703</text:p>
          </table:table-cell>
          <table:table-cell table:formula="of:=[.F8]*SQRT([.$E$2])" office:value-type="float" office:value="0.0721687836487032" calcext:value-type="float">
            <text:p>0,072168783648703</text:p>
          </table:table-cell>
          <table:table-cell table:formula="of:=[.J8]*1000" office:value-type="float" office:value="72.1687836487032" calcext:value-type="float">
            <text:p>72,1687836487032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table:formula="of:=[.I9]/SQRT([.$E$2])" office:value-type="float" office:value="0.0156577565284737" calcext:value-type="float">
            <text:p>1,566E-02</text:p>
          </table:table-cell>
          <table:table-cell/>
          <table:table-cell table:formula="of:=SQRT([.$C$2])*[.E9]" office:value-type="float" office:value="311.769145362398" calcext:value-type="float">
            <text:p>311,769145362398</text:p>
          </table:table-cell>
          <table:table-cell table:formula="of:=[.H9]/3600" office:value-type="float" office:value="0.0866025403784439" calcext:value-type="float">
            <text:p>0,086602540378444</text:p>
          </table:table-cell>
          <table:table-cell table:formula="of:=[.F9]*SQRT([.$E$2])" office:value-type="float" office:value="0.0866025403784439" calcext:value-type="float">
            <text:p>0,086602540378444</text:p>
          </table:table-cell>
          <table:table-cell table:formula="of:=[.J9]*1000" office:value-type="float" office:value="86.6025403784439" calcext:value-type="float">
            <text:p>86,6025403784439</text:p>
          </table:table-cell>
        </table:table-row>
        <table:table-row table:style-name="ro2">
          <table:table-cell/>
          <table:table-cell table:style-name="Default" table:number-columns-repeated="6"/>
          <table:table-cell table:number-columns-repeated="4"/>
        </table:table-row>
        <table:table-row table:style-name="ro2">
          <table:table-cell/>
          <table:table-cell table:style-name="Default" office:value-type="string" calcext:value-type="string">
            <text:p>1 bar= 10.1972 mca</text:p>
          </table:table-cell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0T11:26:39.918237540</meta:creation-date>
    <dc:date>2022-09-10T12:08:27.823198503</dc:date>
    <meta:editing-duration>PT21M7S</meta:editing-duration>
    <meta:editing-cycles>1</meta:editing-cycles>
    <meta:generator>LibreOffice/7.0.4.2$Linux_X86_64 LibreOffice_project/00$Build-2</meta:generator>
    <meta:document-statistic meta:table-count="1" meta:cell-count="61" meta:object-count="0"/>
  </office:meta>
</office:document-meta>
</file>